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fo:language="pt" fo:country="BR" officeooo:rsid="001aa4b9" officeooo:paragraph-rsid="001aa4b9"/>
    </style:style>
    <style:style style:name="P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25in" style:auto-text-indent="false" style:page-number="auto" fo:background-color="transparent"/>
      <style:text-properties fo:language="pt" fo:country="BR" officeooo:rsid="001aa4b9" officeooo:paragraph-rsid="001aa4b9"/>
    </style:style>
    <style:style style:name="P3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fo:language="pt" fo:country="BR" officeooo:rsid="00204f9b" officeooo:paragraph-rsid="00204f9b"/>
    </style:style>
    <style:style style:name="P4" style:family="paragraph" style:parent-style-name="Standard">
      <loext:graphic-properties draw:fill="none"/>
      <style:paragraph-properties fo:margin-left="0in" fo:margin-right="0in" fo:text-align="center" style:justify-single-word="false" fo:text-indent="0.25in" style:auto-text-indent="false" fo:background-color="transparent"/>
      <style:text-properties fo:language="pt" fo:country="BR" officeooo:rsid="00204f9b" officeooo:paragraph-rsid="00204f9b"/>
    </style:style>
    <style:style style:name="P5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fo:font-size="8pt" fo:language="pt" fo:country="BR" officeooo:paragraph-rsid="001e61bc" style:font-size-asian="8pt" style:font-size-complex="8pt"/>
    </style:style>
    <style:style style:name="P6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officeooo:paragraph-rsid="001d3175"/>
    </style:style>
    <style:style style:name="P7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officeooo:paragraph-rsid="00204f9b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officeooo:paragraph-rsid="00269acf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officeooo:paragraph-rsid="002762f9"/>
    </style:style>
    <style:style style:name="P10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officeooo:paragraph-rsid="0027c918"/>
    </style:style>
    <style:style style:name="P11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officeooo:paragraph-rsid="002b4b35"/>
    </style:style>
    <style:style style:name="P12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officeooo:paragraph-rsid="00302ff6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officeooo:paragraph-rsid="00364c60"/>
    </style:style>
    <style:style style:name="P14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officeooo:paragraph-rsid="0036f097"/>
    </style:style>
    <style:style style:name="P15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fo:font-size="12pt" officeooo:paragraph-rsid="001d3175" style:font-size-asian="10.5pt" style:font-size-complex="12pt"/>
    </style:style>
    <style:style style:name="P16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fo:font-size="12pt" officeooo:rsid="001e61bc" officeooo:paragraph-rsid="001d3175" style:font-size-asian="10.5pt" style:font-size-complex="12pt"/>
    </style:style>
    <style:style style:name="P17" style:family="paragraph" style:parent-style-name="Standard">
      <loext:graphic-properties draw:fill="none"/>
      <style:paragraph-properties fo:margin-left="0in" fo:margin-right="0in" fo:text-align="center" style:justify-single-word="false" fo:text-indent="0.25in" style:auto-text-indent="false" fo:background-color="transparent"/>
      <style:text-properties fo:font-size="12pt" officeooo:rsid="00204f9b" officeooo:paragraph-rsid="00204f9b" style:font-size-asian="10.5pt" style:font-size-complex="12pt"/>
    </style:style>
    <style:style style:name="P18" style:family="paragraph" style:parent-style-name="Standard">
      <loext:graphic-properties draw:fill="none"/>
      <style:paragraph-properties fo:margin-left="0in" fo:margin-right="0in" fo:text-align="center" style:justify-single-word="false" fo:text-indent="0.25in" style:auto-text-indent="false" fo:background-color="transparent"/>
      <style:text-properties fo:font-size="12pt" officeooo:rsid="0024b06a" officeooo:paragraph-rsid="0024b06a" style:font-size-asian="10.5pt" style:font-size-complex="12pt"/>
    </style:style>
    <style:style style:name="P19" style:family="paragraph" style:parent-style-name="Standard">
      <loext:graphic-properties draw:fill="none"/>
      <style:paragraph-properties fo:margin-left="0in" fo:margin-right="0in" fo:text-align="center" style:justify-single-word="false" fo:text-indent="0.25in" style:auto-text-indent="false" fo:background-color="transparent"/>
      <style:text-properties fo:font-size="12pt" officeooo:rsid="00269acf" officeooo:paragraph-rsid="00269acf" style:font-size-asian="10.5pt" style:font-size-complex="12pt"/>
    </style:style>
    <style:style style:name="P20" style:family="paragraph" style:parent-style-name="Standard">
      <loext:graphic-properties draw:fill="none"/>
      <style:paragraph-properties fo:margin-left="0in" fo:margin-right="0in" fo:text-align="center" style:justify-single-word="false" fo:text-indent="0.25in" style:auto-text-indent="false" fo:background-color="transparent"/>
      <style:text-properties fo:font-size="12pt" officeooo:rsid="0027c918" officeooo:paragraph-rsid="0027c918" style:font-size-asian="10.5pt" style:font-size-complex="12pt"/>
    </style:style>
    <style:style style:name="P21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fo:font-size="12pt" officeooo:rsid="003dff89" officeooo:paragraph-rsid="003dff89" style:font-size-asian="10.5pt" style:font-size-complex="12pt"/>
    </style:style>
    <style:style style:name="P22" style:family="paragraph" style:parent-style-name="Standard">
      <loext:graphic-properties draw:fill="none"/>
      <style:paragraph-properties fo:margin-left="0in" fo:margin-right="0in" fo:text-align="center" style:justify-single-word="false" fo:text-indent="0.25in" style:auto-text-indent="false" fo:background-color="transparent"/>
      <style:text-properties fo:font-size="12pt" officeooo:rsid="00423c10" officeooo:paragraph-rsid="00423c10" style:font-size-asian="10.5pt" style:font-size-complex="12pt"/>
    </style:style>
    <style:style style:name="P23" style:family="paragraph" style:parent-style-name="Standard">
      <loext:graphic-properties draw:fill="none"/>
      <style:paragraph-properties fo:margin-left="0in" fo:margin-right="0in" fo:text-align="center" style:justify-single-word="false" fo:text-indent="0.25in" style:auto-text-indent="false" fo:background-color="transparent"/>
      <style:text-properties fo:font-size="12pt" officeooo:rsid="004280b7" officeooo:paragraph-rsid="004280b7" style:font-size-asian="10.5pt" style:font-size-complex="12pt"/>
    </style:style>
    <style:style style:name="P24" style:family="paragraph" style:parent-style-name="Standard">
      <loext:graphic-properties draw:fill="none"/>
      <style:paragraph-properties fo:margin-left="0in" fo:margin-right="0in" fo:text-align="center" style:justify-single-word="false" fo:text-indent="0.25in" style:auto-text-indent="false" fo:background-color="transparent"/>
      <style:text-properties fo:font-size="12pt" officeooo:rsid="0047ffb2" officeooo:paragraph-rsid="0047ffb2" style:font-size-asian="10.5pt" style:font-size-complex="12pt"/>
    </style:style>
    <style:style style:name="P25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officeooo:rsid="00204f9b" officeooo:paragraph-rsid="00204f9b"/>
    </style:style>
    <style:style style:name="P26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officeooo:rsid="0022d068" officeooo:paragraph-rsid="0022d068"/>
    </style:style>
    <style:style style:name="P27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officeooo:rsid="0024b06a" officeooo:paragraph-rsid="0024b06a"/>
    </style:style>
    <style:style style:name="P28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officeooo:rsid="00269acf" officeooo:paragraph-rsid="00269acf"/>
    </style:style>
    <style:style style:name="P29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officeooo:rsid="00283cf1" officeooo:paragraph-rsid="00283cf1"/>
    </style:style>
    <style:style style:name="P30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officeooo:rsid="002d393c" officeooo:paragraph-rsid="002d393c"/>
    </style:style>
    <style:style style:name="P31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officeooo:rsid="00302ff6" officeooo:paragraph-rsid="00302ff6"/>
    </style:style>
    <style:style style:name="P32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officeooo:rsid="0030ca67" officeooo:paragraph-rsid="0030ca67"/>
    </style:style>
    <style:style style:name="P33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officeooo:rsid="00328268" officeooo:paragraph-rsid="00328268"/>
    </style:style>
    <style:style style:name="P34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officeooo:rsid="00380d4c" officeooo:paragraph-rsid="00380d4c"/>
    </style:style>
    <style:style style:name="P35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officeooo:rsid="0039a70a" officeooo:paragraph-rsid="003dd9c6"/>
    </style:style>
    <style:style style:name="P36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officeooo:rsid="003dff89" officeooo:paragraph-rsid="003dff89"/>
    </style:style>
    <style:style style:name="P37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officeooo:rsid="0041a88b" officeooo:paragraph-rsid="0041a88b"/>
    </style:style>
    <style:style style:name="P38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officeooo:rsid="00423c10" officeooo:paragraph-rsid="00423c10"/>
    </style:style>
    <style:style style:name="P39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officeooo:rsid="004280b7" officeooo:paragraph-rsid="004280b7"/>
    </style:style>
    <style:style style:name="P40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officeooo:rsid="004280b7" officeooo:paragraph-rsid="004b947d"/>
    </style:style>
    <style:style style:name="P41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officeooo:rsid="0047ffb2" officeooo:paragraph-rsid="0047ffb2"/>
    </style:style>
    <style:style style:name="P42" style:family="paragraph" style:parent-style-name="Table_20_Contents">
      <style:paragraph-properties fo:text-align="justify" style:justify-single-word="false"/>
      <style:text-properties fo:language="pt" fo:country="BR" officeooo:rsid="001aa4b9" officeooo:paragraph-rsid="001e61bc"/>
    </style:style>
    <style:style style:name="P43" style:family="paragraph" style:parent-style-name="Table_20_Contents" style:master-page-name="">
      <style:paragraph-properties fo:text-align="justify" style:justify-single-word="false" style:page-number="auto"/>
      <style:text-properties fo:language="pt" fo:country="BR" officeooo:rsid="001aa4b9" officeooo:paragraph-rsid="001e61bc"/>
    </style:style>
    <style:style style:name="P44" style:family="paragraph" style:parent-style-name="Table_20_Contents">
      <style:paragraph-properties fo:text-align="justify" style:justify-single-word="false"/>
      <style:text-properties fo:language="pt" fo:country="BR" officeooo:rsid="001aa4b9" officeooo:paragraph-rsid="00204f9b"/>
    </style:style>
    <style:style style:name="P45" style:family="paragraph" style:parent-style-name="Table_20_Contents">
      <style:paragraph-properties fo:text-align="justify" style:justify-single-word="false"/>
      <style:text-properties fo:language="pt" fo:country="BR" officeooo:rsid="001aa4b9" officeooo:paragraph-rsid="0022d068"/>
    </style:style>
    <style:style style:name="P46" style:family="paragraph" style:parent-style-name="Table_20_Contents">
      <style:paragraph-properties fo:text-align="justify" style:justify-single-word="false"/>
      <style:text-properties fo:language="pt" fo:country="BR" officeooo:rsid="001aa4b9" officeooo:paragraph-rsid="0024b06a"/>
    </style:style>
    <style:style style:name="P47" style:family="paragraph" style:parent-style-name="Table_20_Contents">
      <style:paragraph-properties fo:text-align="justify" style:justify-single-word="false"/>
      <style:text-properties fo:language="pt" fo:country="BR" officeooo:rsid="001aa4b9" officeooo:paragraph-rsid="00269acf"/>
    </style:style>
    <style:style style:name="P48" style:family="paragraph" style:parent-style-name="Table_20_Contents">
      <style:paragraph-properties fo:text-align="justify" style:justify-single-word="false"/>
      <style:text-properties fo:language="pt" fo:country="BR" officeooo:rsid="001aa4b9" officeooo:paragraph-rsid="002762f9"/>
    </style:style>
    <style:style style:name="P49" style:family="paragraph" style:parent-style-name="Table_20_Contents">
      <style:paragraph-properties fo:text-align="justify" style:justify-single-word="false"/>
      <style:text-properties fo:language="pt" fo:country="BR" officeooo:rsid="001aa4b9" officeooo:paragraph-rsid="0027c918"/>
    </style:style>
    <style:style style:name="P50" style:family="paragraph" style:parent-style-name="Table_20_Contents">
      <style:paragraph-properties fo:text-align="justify" style:justify-single-word="false"/>
      <style:text-properties fo:language="pt" fo:country="BR" officeooo:rsid="001aa4b9" officeooo:paragraph-rsid="00283cf1"/>
    </style:style>
    <style:style style:name="P51" style:family="paragraph" style:parent-style-name="Table_20_Contents">
      <style:paragraph-properties fo:text-align="justify" style:justify-single-word="false"/>
      <style:text-properties fo:language="pt" fo:country="BR" officeooo:rsid="001aa4b9" officeooo:paragraph-rsid="002b4b35"/>
    </style:style>
    <style:style style:name="P52" style:family="paragraph" style:parent-style-name="Table_20_Contents">
      <style:paragraph-properties fo:text-align="justify" style:justify-single-word="false"/>
      <style:text-properties fo:language="pt" fo:country="BR" officeooo:rsid="001aa4b9" officeooo:paragraph-rsid="002c4486"/>
    </style:style>
    <style:style style:name="P53" style:family="paragraph" style:parent-style-name="Table_20_Contents">
      <style:paragraph-properties fo:text-align="justify" style:justify-single-word="false"/>
      <style:text-properties fo:language="pt" fo:country="BR" officeooo:rsid="001aa4b9" officeooo:paragraph-rsid="00302ff6"/>
    </style:style>
    <style:style style:name="P54" style:family="paragraph" style:parent-style-name="Table_20_Contents">
      <style:paragraph-properties fo:text-align="justify" style:justify-single-word="false"/>
      <style:text-properties fo:language="pt" fo:country="BR" officeooo:rsid="001aa4b9" officeooo:paragraph-rsid="0030ca67"/>
    </style:style>
    <style:style style:name="P55" style:family="paragraph" style:parent-style-name="Table_20_Contents">
      <style:paragraph-properties fo:text-align="justify" style:justify-single-word="false"/>
      <style:text-properties fo:language="pt" fo:country="BR" officeooo:rsid="001aa4b9" officeooo:paragraph-rsid="00328268"/>
    </style:style>
    <style:style style:name="P56" style:family="paragraph" style:parent-style-name="Table_20_Contents">
      <style:paragraph-properties fo:text-align="justify" style:justify-single-word="false"/>
      <style:text-properties fo:language="pt" fo:country="BR" officeooo:rsid="001aa4b9" officeooo:paragraph-rsid="00364c60"/>
    </style:style>
    <style:style style:name="P57" style:family="paragraph" style:parent-style-name="Table_20_Contents">
      <style:paragraph-properties fo:text-align="justify" style:justify-single-word="false"/>
      <style:text-properties fo:language="pt" fo:country="BR" officeooo:rsid="001aa4b9" officeooo:paragraph-rsid="0036f097"/>
    </style:style>
    <style:style style:name="P58" style:family="paragraph" style:parent-style-name="Table_20_Contents">
      <style:paragraph-properties fo:text-align="justify" style:justify-single-word="false"/>
      <style:text-properties fo:language="pt" fo:country="BR" officeooo:rsid="001aa4b9" officeooo:paragraph-rsid="00380d4c"/>
    </style:style>
    <style:style style:name="P59" style:family="paragraph" style:parent-style-name="Table_20_Contents">
      <style:paragraph-properties fo:text-align="justify" style:justify-single-word="false"/>
      <style:text-properties fo:language="pt" fo:country="BR" officeooo:rsid="001aa4b9" officeooo:paragraph-rsid="0039a70a"/>
    </style:style>
    <style:style style:name="P60" style:family="paragraph" style:parent-style-name="Table_20_Contents">
      <style:paragraph-properties fo:text-align="justify" style:justify-single-word="false"/>
      <style:text-properties fo:language="pt" fo:country="BR" officeooo:rsid="001aa4b9" officeooo:paragraph-rsid="003dff89"/>
    </style:style>
    <style:style style:name="P61" style:family="paragraph" style:parent-style-name="Table_20_Contents">
      <style:paragraph-properties fo:text-align="justify" style:justify-single-word="false"/>
      <style:text-properties fo:language="pt" fo:country="BR" officeooo:rsid="001aa4b9" officeooo:paragraph-rsid="0041a88b"/>
    </style:style>
    <style:style style:name="P62" style:family="paragraph" style:parent-style-name="Table_20_Contents">
      <style:paragraph-properties fo:text-align="justify" style:justify-single-word="false"/>
      <style:text-properties fo:language="pt" fo:country="BR" officeooo:rsid="001aa4b9" officeooo:paragraph-rsid="00423c10"/>
    </style:style>
    <style:style style:name="P63" style:family="paragraph" style:parent-style-name="Table_20_Contents">
      <style:paragraph-properties fo:text-align="justify" style:justify-single-word="false"/>
      <style:text-properties fo:language="pt" fo:country="BR" officeooo:rsid="001aa4b9" officeooo:paragraph-rsid="004280b7"/>
    </style:style>
    <style:style style:name="P64" style:family="paragraph" style:parent-style-name="Table_20_Contents">
      <style:paragraph-properties fo:text-align="justify" style:justify-single-word="false"/>
      <style:text-properties fo:language="pt" fo:country="BR" officeooo:rsid="001aa4b9" officeooo:paragraph-rsid="0047ffb2"/>
    </style:style>
    <style:style style:name="P65" style:family="paragraph" style:parent-style-name="Table_20_Contents">
      <style:paragraph-properties fo:text-align="justify" style:justify-single-word="false"/>
      <style:text-properties fo:language="pt" fo:country="BR" officeooo:rsid="001aa4b9" officeooo:paragraph-rsid="004b947d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1d3175"/>
    </style:style>
    <style:style style:name="T3" style:family="text">
      <style:text-properties fo:language="pt" fo:country="BR" officeooo:rsid="00328268"/>
    </style:style>
    <style:style style:name="T4" style:family="text">
      <style:text-properties fo:language="pt" fo:country="BR" officeooo:rsid="0036f097"/>
    </style:style>
    <style:style style:name="T5" style:family="text">
      <style:text-properties fo:language="pt" fo:country="BR" officeooo:rsid="004b947d"/>
    </style:style>
    <style:style style:name="T6" style:family="text">
      <style:text-properties officeooo:rsid="001ca119"/>
    </style:style>
    <style:style style:name="T7" style:family="text">
      <style:text-properties officeooo:rsid="001d3175"/>
    </style:style>
    <style:style style:name="T8" style:family="text">
      <style:text-properties fo:font-size="8pt" fo:language="pt" fo:country="BR" style:font-size-asian="8pt" style:font-size-complex="8pt"/>
    </style:style>
    <style:style style:name="T9" style:family="text">
      <style:text-properties fo:font-size="8pt" fo:language="pt" fo:country="BR" officeooo:rsid="001d3175" style:font-size-asian="8pt" style:font-size-complex="8pt"/>
    </style:style>
    <style:style style:name="T10" style:family="text">
      <style:text-properties fo:font-size="8pt" fo:language="pt" fo:country="BR" officeooo:rsid="001aa4b9" style:font-size-asian="8pt" style:font-size-complex="8pt"/>
    </style:style>
    <style:style style:name="T11" style:family="text">
      <style:text-properties fo:font-size="8pt" fo:language="pt" fo:country="BR" officeooo:rsid="001e61bc" style:font-size-asian="8pt" style:font-size-complex="8pt"/>
    </style:style>
    <style:style style:name="T12" style:family="text">
      <style:text-properties fo:font-size="8pt" fo:language="pt" fo:country="BR" officeooo:rsid="00204f9b" style:font-size-asian="8pt" style:font-size-complex="8pt"/>
    </style:style>
    <style:style style:name="T13" style:family="text">
      <style:text-properties fo:font-size="8pt" fo:language="pt" fo:country="BR" officeooo:rsid="0024b06a" style:font-size-asian="8pt" style:font-size-complex="8pt"/>
    </style:style>
    <style:style style:name="T14" style:family="text">
      <style:text-properties fo:font-size="8pt" fo:language="pt" fo:country="BR" officeooo:rsid="002762f9" style:font-size-asian="8pt" style:font-size-complex="8pt"/>
    </style:style>
    <style:style style:name="T15" style:family="text">
      <style:text-properties fo:font-size="8pt" fo:language="pt" fo:country="BR" fo:font-style="italic" style:font-size-asian="8pt" style:font-style-asian="italic" style:font-size-complex="8pt" style:font-style-complex="italic"/>
    </style:style>
    <style:style style:name="T16" style:family="text">
      <style:text-properties fo:font-size="8pt" fo:language="pt" fo:country="BR" fo:font-style="italic" officeooo:rsid="002762f9" style:font-size-asian="8pt" style:font-style-asian="italic" style:font-size-complex="8pt" style:font-style-complex="italic"/>
    </style:style>
    <style:style style:name="T17" style:family="text">
      <style:text-properties fo:font-size="8pt" fo:language="pt" fo:country="BR" fo:font-style="normal" style:font-size-asian="8pt" style:font-style-asian="normal" style:font-size-complex="8pt" style:font-style-complex="normal"/>
    </style:style>
    <style:style style:name="T18" style:family="text">
      <style:text-properties fo:font-size="8pt" fo:language="pt" fo:country="BR" fo:font-style="normal" officeooo:rsid="002762f9" style:font-size-asian="8pt" style:font-style-asian="normal" style:font-size-complex="8pt" style:font-style-complex="normal"/>
    </style:style>
    <style:style style:name="T19" style:family="text">
      <style:text-properties fo:font-size="8pt" fo:language="pt" fo:country="BR" fo:font-style="normal" officeooo:rsid="0027c918" style:font-size-asian="8pt" style:font-style-asian="normal" style:font-size-complex="8pt" style:font-style-complex="normal"/>
    </style:style>
    <style:style style:name="T20" style:family="text">
      <style:text-properties fo:font-size="8pt" fo:language="pt" fo:country="BR" fo:font-style="normal" officeooo:rsid="00283cf1" style:font-size-asian="8pt" style:font-style-asian="normal" style:font-size-complex="8pt" style:font-style-complex="normal"/>
    </style:style>
    <style:style style:name="T21" style:family="text">
      <style:text-properties fo:font-size="8pt" fo:language="pt" fo:country="BR" fo:font-style="normal" officeooo:rsid="002a059e" style:font-size-asian="8pt" style:font-style-asian="normal" style:font-size-complex="8pt" style:font-style-complex="normal"/>
    </style:style>
    <style:style style:name="T22" style:family="text">
      <style:text-properties fo:font-size="8pt" fo:language="pt" fo:country="BR" fo:font-style="normal" officeooo:rsid="002b4b35" style:font-size-asian="8pt" style:font-style-asian="normal" style:font-size-complex="8pt" style:font-style-complex="normal"/>
    </style:style>
    <style:style style:name="T23" style:family="text">
      <style:text-properties fo:font-size="8pt" fo:language="pt" fo:country="BR" fo:font-style="normal" officeooo:rsid="001d3175" style:font-size-asian="8pt" style:font-style-asian="normal" style:font-size-complex="8pt" style:font-style-complex="normal"/>
    </style:style>
    <style:style style:name="T24" style:family="text">
      <style:text-properties fo:font-size="8pt" fo:language="pt" fo:country="BR" fo:font-style="normal" officeooo:rsid="002d393c" style:font-size-asian="8pt" style:font-style-asian="normal" style:font-size-complex="8pt" style:font-style-complex="normal"/>
    </style:style>
    <style:style style:name="T25" style:family="text">
      <style:text-properties fo:font-size="8pt" fo:language="pt" fo:country="BR" fo:font-style="normal" officeooo:rsid="002f0499" style:font-size-asian="8pt" style:font-style-asian="normal" style:font-size-complex="8pt" style:font-style-complex="normal"/>
    </style:style>
    <style:style style:name="T26" style:family="text">
      <style:text-properties fo:font-size="8pt" fo:language="pt" fo:country="BR" fo:font-style="normal" officeooo:rsid="00302ff6" style:font-size-asian="8pt" style:font-style-asian="normal" style:font-size-complex="8pt" style:font-style-complex="normal"/>
    </style:style>
    <style:style style:name="T27" style:family="text">
      <style:text-properties fo:font-size="8pt" fo:language="pt" fo:country="BR" fo:font-style="normal" officeooo:rsid="00359beb" style:font-size-asian="8pt" style:font-style-asian="normal" style:font-size-complex="8pt" style:font-style-complex="normal"/>
    </style:style>
    <style:style style:name="T28" style:family="text">
      <style:text-properties fo:font-size="8pt" fo:language="pt" fo:country="BR" fo:font-style="normal" officeooo:rsid="0036f097" style:font-size-asian="8pt" style:font-style-asian="normal" style:font-size-complex="8pt" style:font-style-complex="normal"/>
    </style:style>
    <style:style style:name="T29" style:family="text">
      <style:text-properties fo:font-size="8pt" fo:language="pt" fo:country="BR" fo:font-style="normal" officeooo:rsid="003a69bd" style:font-size-asian="8pt" style:font-style-asian="normal" style:font-size-complex="8pt" style:font-style-complex="normal"/>
    </style:style>
    <style:style style:name="T30" style:family="text">
      <style:text-properties fo:font-size="8pt" fo:language="pt" fo:country="BR" fo:font-style="normal" officeooo:rsid="003c6858" style:font-size-asian="8pt" style:font-style-asian="normal" style:font-size-complex="8pt" style:font-style-complex="normal"/>
    </style:style>
    <style:style style:name="T31" style:family="text">
      <style:text-properties fo:font-size="8pt" fo:language="pt" fo:country="BR" fo:font-style="normal" officeooo:rsid="003dd9c6" style:font-size-asian="8pt" style:font-style-asian="normal" style:font-size-complex="8pt" style:font-style-complex="normal"/>
    </style:style>
    <style:style style:name="T32" style:family="text">
      <style:text-properties fo:font-size="8pt" fo:language="pt" fo:country="BR" fo:font-style="normal" officeooo:rsid="003fe83f" style:font-size-asian="8pt" style:font-style-asian="normal" style:font-size-complex="8pt" style:font-style-complex="normal"/>
    </style:style>
    <style:style style:name="T33" style:family="text">
      <style:text-properties fo:font-size="8pt" fo:language="pt" fo:country="BR" fo:font-style="normal" officeooo:rsid="00463a40" style:font-size-asian="8pt" style:font-style-asian="normal" style:font-size-complex="8pt" style:font-style-complex="normal"/>
    </style:style>
    <style:style style:name="T34" style:family="text">
      <style:text-properties fo:font-size="8pt" fo:language="pt" fo:country="BR" fo:font-style="normal" officeooo:rsid="00473e58" style:font-size-asian="8pt" style:font-style-asian="normal" style:font-size-complex="8pt" style:font-style-complex="normal"/>
    </style:style>
    <style:style style:name="T35" style:family="text">
      <style:text-properties fo:font-size="8pt" fo:language="pt" fo:country="BR" fo:font-style="normal" officeooo:rsid="00495950" style:font-size-asian="8pt" style:font-style-asian="normal" style:font-size-complex="8pt" style:font-style-complex="normal"/>
    </style:style>
    <style:style style:name="T36" style:family="text">
      <style:text-properties fo:font-size="8pt" fo:language="pt" fo:country="BR" fo:font-style="normal" officeooo:rsid="004a0890" style:font-size-asian="8pt" style:font-style-asian="normal" style:font-size-complex="8pt" style:font-style-complex="normal"/>
    </style:style>
    <style:style style:name="T37" style:family="text">
      <style:text-properties fo:font-size="8pt" fo:language="pt" fo:country="BR" fo:font-style="normal" officeooo:rsid="004b947d" style:font-size-asian="8pt" style:font-style-asian="normal" style:font-size-complex="8pt" style:font-style-complex="normal"/>
    </style:style>
    <style:style style:name="T38" style:family="text">
      <style:text-properties fo:font-size="8pt" officeooo:rsid="00204f9b" style:font-size-asian="8pt" style:font-size-complex="8pt"/>
    </style:style>
    <style:style style:name="T39" style:family="text">
      <style:text-properties fo:font-size="8pt" officeooo:rsid="00269acf" style:font-size-asian="8pt" style:font-size-complex="8pt"/>
    </style:style>
    <style:style style:name="T40" style:family="text">
      <style:text-properties fo:font-size="8pt" fo:font-style="normal" style:font-size-asian="8pt" style:font-style-asian="normal" style:font-size-complex="8pt" style:font-style-complex="normal"/>
    </style:style>
    <style:style style:name="T41" style:family="text">
      <style:text-properties fo:font-size="8pt" fo:font-style="normal" officeooo:rsid="00302ff6" style:font-size-asian="8pt" style:font-style-asian="normal" style:font-size-complex="8pt" style:font-style-complex="normal"/>
    </style:style>
    <style:style style:name="T42" style:family="text">
      <style:text-properties fo:font-size="8pt" fo:font-style="normal" officeooo:rsid="0030d283" style:font-size-asian="8pt" style:font-style-asian="normal" style:font-size-complex="8pt" style:font-style-complex="normal"/>
    </style:style>
    <style:style style:name="T43" style:family="text">
      <style:text-properties officeooo:rsid="001e61bc"/>
    </style:style>
    <style:style style:name="T44" style:family="text">
      <style:text-properties officeooo:rsid="00204f9b"/>
    </style:style>
    <style:style style:name="T45" style:family="text">
      <style:text-properties officeooo:rsid="0022d068"/>
    </style:style>
    <style:style style:name="T46" style:family="text">
      <style:text-properties officeooo:rsid="0024b06a"/>
    </style:style>
    <style:style style:name="T47" style:family="text">
      <style:text-properties officeooo:rsid="00269acf"/>
    </style:style>
    <style:style style:name="T48" style:family="text">
      <style:text-properties officeooo:rsid="002762f9"/>
    </style:style>
    <style:style style:name="T49" style:family="text">
      <style:text-properties officeooo:rsid="0027c918"/>
    </style:style>
    <style:style style:name="T50" style:family="text">
      <style:text-properties officeooo:rsid="00283cf1"/>
    </style:style>
    <style:style style:name="T51" style:family="text">
      <style:text-properties officeooo:rsid="002b4b35"/>
    </style:style>
    <style:style style:name="T52" style:family="text">
      <style:text-properties officeooo:rsid="002d393c"/>
    </style:style>
    <style:style style:name="T53" style:family="text">
      <style:text-properties officeooo:rsid="00302ff6"/>
    </style:style>
    <style:style style:name="T54" style:family="text">
      <style:text-properties officeooo:rsid="0030ca67"/>
    </style:style>
    <style:style style:name="T55" style:family="text">
      <style:text-properties officeooo:rsid="00328268"/>
    </style:style>
    <style:style style:name="T56" style:family="text">
      <style:text-properties officeooo:rsid="00364c60"/>
    </style:style>
    <style:style style:name="T57" style:family="text">
      <style:text-properties officeooo:rsid="0036f097"/>
    </style:style>
    <style:style style:name="T58" style:family="text">
      <style:text-properties officeooo:rsid="00380d4c"/>
    </style:style>
    <style:style style:name="T59" style:family="text">
      <style:text-properties officeooo:rsid="0039a70a"/>
    </style:style>
    <style:style style:name="T60" style:family="text">
      <style:text-properties officeooo:rsid="003dff89"/>
    </style:style>
    <style:style style:name="T61" style:family="text">
      <style:text-properties officeooo:rsid="0041a88b"/>
    </style:style>
    <style:style style:name="T62" style:family="text">
      <style:text-properties officeooo:rsid="00423c10"/>
    </style:style>
    <style:style style:name="T63" style:family="text">
      <style:text-properties officeooo:rsid="004280b7"/>
    </style:style>
    <style:style style:name="T64" style:family="text">
      <style:text-properties officeooo:rsid="00473e58"/>
    </style:style>
    <style:style style:name="T65" style:family="text">
      <style:text-properties officeooo:rsid="0047ffb2"/>
    </style:style>
    <style:style style:name="T66" style:family="text">
      <style:text-properties officeooo:rsid="004ab9e6"/>
    </style:style>
    <style:style style:name="T67" style:family="text">
      <style:text-properties officeooo:rsid="004b947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elo <text:span text:style-name="T66">Básico </text:span>de <text:span text:style-name="T66">GDD </text:span></text:p>
      <text:p text:style-name="P1"/>
      <text:p text:style-name="P4">Conceito:</text:p>
      <text:p text:style-name="P3"/>
      <text:p text:style-name="P42">Título Provisório: </text:p>
      <text:p text:style-name="P5">O título inicial para o seu jogo. “<text:span text:style-name="T6">Jogo de plataforma” não é um bom título final, mas se você não tem nada em mente, algo assim pode servir por enquanto.</text:span></text:p>
      <text:p text:style-name="P5"/>
      <text:p text:style-name="P43"><text:span text:style-name="T43">Conceito</text:span><text:span text:style-name="T7"> </text:span><text:span text:style-name="T43">Inicial</text:span>: </text:p>
      <text:p text:style-name="P6"><text:span text:style-name="T9">Explique o conceito do seu jogo</text:span><text:span text:style-name="T10">. </text:span><text:span text:style-name="T9">Qual é a ideia? Por que você ela é interessante?</text:span></text:p>
      <text:p text:style-name="P16"><text:span text:style-name="T2"/></text:p>
      <text:p text:style-name="P42"><text:span text:style-name="T43">Gêneros</text:span><text:span text:style-name="T1">: </text:span></text:p>
      <text:p text:style-name="P6"><text:span text:style-name="T11">Em quais gêneros de jogos seu jogo se encaixa</text:span><text:span text:style-name="T10">?</text:span></text:p>
      <text:p text:style-name="P15"><text:span text:style-name="T2"/></text:p>
      <text:p text:style-name="P45"><text:span text:style-name="T45">Detalhes Interessantes</text:span>: </text:p>
      <text:p text:style-name="P26"><text:span text:style-name="T10">E</text:span><text:span text:style-name="T8">xiste algum detalhe interessante que diferencia sua ideia de outros jogos? </text:span><text:span text:style-name="T13">Por quê as pessoas vão querer jogá-lo?</text:span></text:p>
      <text:p text:style-name="P15"><text:span text:style-name="T2"/></text:p>
      <text:p text:style-name="P59"><text:span text:style-name="T59">Público Alvo</text:span>: </text:p>
      <text:p text:style-name="P35"><text:span text:style-name="T26">P</text:span><text:span text:style-name="T17">ara quem está fazendo o seu jogo? </text:span><text:span text:style-name="T31">É um jogo casual, ou apenas para um público específico? </text:span><text:span text:style-name="T17">Fãs de shooters, fãs de jogos retrô? </text:span><text:span text:style-name="T29">O jogo </text:span><text:span text:style-name="T30">é amigável</text:span><text:span text:style-name="T29"> p</text:span><text:span text:style-name="T30">ara</text:span><text:span text:style-name="T29"> crianças ou </text:span><text:span text:style-name="T30">contém conteúdo </text:span><text:span text:style-name="T29">adulto </text:span><text:span text:style-name="T30">(como violência extrema, temas sexuais, etc.)</text:span><text:span text:style-name="T29">? </text:span></text:p>
      <text:p text:style-name="P15"><text:span text:style-name="T2"/></text:p>
      <text:p text:style-name="P19"><text:span text:style-name="T2">D</text:span><text:span text:style-name="T1">etalhes </text:span><text:span text:style-name="T4">Técnicos</text:span></text:p>
      <text:p text:style-name="P47"><text:span text:style-name="T47">Plataforma</text:span><text:span text:style-name="T7">: </text:span></text:p>
      <text:p text:style-name="P8"><text:span text:style-name="T39">Qual é a plataforma em que seu jogo será rodado</text:span><text:span text:style-name="T38">? </text:span><text:span text:style-name="T39">Computadores? Telefones celulares? Consoles de jogos?</text:span></text:p>
      <text:p text:style-name="P15"><text:span text:style-name="T2"/></text:p>
      <text:p text:style-name="P57"><text:span text:style-name="T57">Tecnologias</text:span>: </text:p>
      <text:p text:style-name="P14"><text:span text:style-name="T12">Qua</text:span><text:span text:style-name="T14">is</text:span><text:span text:style-name="T12"> </text:span><text:span text:style-name="T14">são </text:span><text:span text:style-name="T19">as </text:span><text:span text:style-name="T28">tecnologias usadas para a criação do jogo</text:span><text:span text:style-name="T19">? </text:span><text:span text:style-name="T28">Quais linguagens</text:span><text:span text:style-name="T26">? </text:span><text:span text:style-name="T28">Unity, Javascript?</text:span><text:span text:style-name="T26"> </text:span><text:span text:style-name="T28">(Se está seguindo meu manual, falo sobre isso mais a frente)</text:span></text:p>
      <text:p text:style-name="P15"><text:span text:style-name="T2"/></text:p>
      <text:p text:style-name="P58"><text:span text:style-name="T58">Interação</text:span>: </text:p>
      <text:p text:style-name="P34"><text:span text:style-name="T17">Qual é a interface utilizada para a interação do jogador com o jogo? Touchscreen, controle, teclado e mouse? Temos controle por movimento? Algum tipo de </text:span><text:span text:style-name="T15">feedback</text:span><text:span text:style-name="T17"> diferente?</text:span></text:p>
      <text:p text:style-name="P15"><text:span text:style-name="T2"/></text:p>
      <text:p text:style-name="P47"><text:span text:style-name="T47">Monetização</text:span><text:span text:style-name="T7">: </text:span></text:p>
      <text:p text:style-name="P28"><text:span text:style-name="T12">S</text:span><text:span text:style-name="T8">eu jogo será de graça ou pago? Será free 2 play (grátis para jogar) com microtransações? </text:span></text:p>
      <text:p text:style-name="P15"><text:span text:style-name="T2"/></text:p>
      <text:p text:style-name="P17"><text:span text:style-name="T2">D</text:span><text:span text:style-name="T1">etalhes Conceituais:</text:span></text:p>
      <text:p text:style-name="P44"><text:span text:style-name="T50">Cenário</text:span><text:span text:style-name="T2">: </text:span></text:p>
      <text:p text:style-name="P7"><text:span text:style-name="T12">Em que tipo de mundo o seu jogo se passa</text:span><text:span text:style-name="T10">? </text:span><text:span text:style-name="T12">Uma terra fantástica como a Terra Média? Um futuro disópico cyberpunk? No mundo real?</text:span></text:p>
      <text:p text:style-name="P15"/>
      <text:p text:style-name="P44"><text:span text:style-name="T44">Enredo</text:span>: </text:p>
      <text:p text:style-name="P7"><text:span text:style-name="T12">Qual é a história do jogo</text:span><text:span text:style-name="T10">? </text:span><text:span text:style-name="T12">O que acontece no decorrer do jogo.</text:span></text:p>
      <text:p text:style-name="P15"><text:span text:style-name="T2"/></text:p>
      <text:p text:style-name="P44"><text:span text:style-name="T44">Contexto</text:span>: </text:p>
      <text:p text:style-name="P25"><text:span text:style-name="T10">P</text:span><text:span text:style-name="T8">recisa dar mais detalhes que não se encaixam bem na historia?</text:span></text:p>
      <text:p text:style-name="P15"><text:span text:style-name="T2"/></text:p>
      <text:p text:style-name="P48"><text:span text:style-name="T48">Temas</text:span>: </text:p>
      <text:p text:style-name="P9"><text:span text:style-name="T12">Qua</text:span><text:span text:style-name="T14">is</text:span><text:span text:style-name="T12"> </text:span><text:span text:style-name="T14">são os temas narrativos que deseja explorar na história</text:span><text:span text:style-name="T10">? </text:span><text:span text:style-name="T14">Como isso vai refletir no </text:span><text:span text:style-name="T16">gameplay</text:span><text:span text:style-name="T18"> e na história?</text:span></text:p>
      <text:p text:style-name="P15"><text:span text:style-name="T2"/></text:p>
      <text:p text:style-name="P50"><text:span text:style-name="T50">Formato de Narrativa</text:span>: </text:p>
      <text:p text:style-name="P29"><text:span text:style-name="T18">C</text:span><text:span text:style-name="T17">omo essa história será contada? </text:span><text:span text:style-name="T15">Cutscenes</text:span><text:span text:style-name="T17"> cinematográficas? Diálogo em caixas de texto? Através do cenário? </text:span><text:span text:style-name="T21">Um pouco de cada?</text:span></text:p>
      <text:p text:style-name="P15"><text:span text:style-name="T2"/></text:p>
      <text:p text:style-name="P51"><text:span text:style-name="T51">Personagens</text:span>: </text:p>
      <text:p text:style-name="P11"><text:span text:style-name="T18">Q</text:span><text:span text:style-name="T22">uem são os personagens no seu jogo? Como eles interagem entre si? Existe um vilão? </text:span></text:p>
      <text:p text:style-name="P15"><text:span text:style-name="T2"/></text:p>
      <text:p text:style-name="P15"><text:soft-page-break/><text:span text:style-name="T2"/></text:p>
      <text:p text:style-name="P20"><text:span text:style-name="T2">Detalhes de Gameplay</text:span></text:p>
      <text:p text:style-name="P49"><text:span text:style-name="T49">Mecânicas </text:span><text:span text:style-name="T52">Primárias</text:span>: </text:p>
      <text:p text:style-name="P10"><text:span text:style-name="T12">Qua</text:span><text:span text:style-name="T14">is</text:span><text:span text:style-name="T12"> </text:span><text:span text:style-name="T14">são </text:span><text:span text:style-name="T19">as mecânicas </text:span><text:span text:style-name="T24">primárias </text:span><text:span text:style-name="T19">do seu jogo? </text:span><text:span text:style-name="T20">Como o seu jogador vai interagir com o mundo simulado? </text:span><text:span text:style-name="T24">Qual é o Core Loop?</text:span></text:p>
      <text:p text:style-name="P15"/>
      <text:p text:style-name="P52"><text:span text:style-name="T49">Mecânicas </text:span><text:span text:style-name="T52">Secundárias</text:span>: </text:p>
      <text:p text:style-name="P30"><text:span text:style-name="T17">Quais mecânicas tangenciais você deseja incluir? Leaderboards </text:span><text:span text:style-name="T25">online</text:span><text:span text:style-name="T17">? </text:span><text:span text:style-name="T25">Cloud Saves? Conquistas?</text:span></text:p>
      <text:p text:style-name="P15"/>
      <text:p text:style-name="P56"><text:span text:style-name="T56">Objetivos/</text:span><text:span text:style-name="T64">Condição de Vitória</text:span>: </text:p>
      <text:p text:style-name="P13"><text:span text:style-name="T12">Qua</text:span><text:span text:style-name="T14">is</text:span><text:span text:style-name="T12"> </text:span><text:span text:style-name="T14">são </text:span><text:span text:style-name="T33">os objetivos do jogador? </text:span><text:span text:style-name="T34">Qual é a condição de vitória?</text:span></text:p>
      <text:p text:style-name="P15"/>
      <text:p text:style-name="P53"><text:span text:style-name="T53">Desafio</text:span>: </text:p>
      <text:p text:style-name="P31"><text:span text:style-name="T20">C</text:span><text:span text:style-name="T17">omo o jogo desafia o jogador? Como a dificuldade aumenta no decorrer do jogo?</text:span></text:p>
      <text:p text:style-name="P31"><text:span text:style-name="T17"/></text:p>
      <text:p text:style-name="P54"><text:span text:style-name="T54">Sistema de Recompensa</text:span>: </text:p>
      <text:p text:style-name="P32"><text:span text:style-name="T41">V</text:span><text:span text:style-name="T40">ocê ganha dinheiro, experiência, pontos? </text:span><text:span text:style-name="T42">Existem itens colecionáveis, upgrades, armas alternativas? </text:span></text:p>
      <text:p text:style-name="P53"/>
      <text:p text:style-name="P53"><text:span text:style-name="T53">Condições de Derrota</text:span>: </text:p>
      <text:p text:style-name="P12"><text:span text:style-name="T12">Qua</text:span><text:span text:style-name="T14">is</text:span><text:span text:style-name="T12"> </text:span><text:span text:style-name="T14">são </text:span><text:span text:style-name="T19">as </text:span><text:span text:style-name="T26">condições para vencer ou perder o jogo</text:span><text:span text:style-name="T19">? </text:span><text:span text:style-name="T26">Energia? Tempo? Vidas?</text:span></text:p>
      <text:p text:style-name="P15"><text:span text:style-name="T2"/></text:p>
      <text:p text:style-name="P15"><text:span text:style-name="T2"/></text:p>
      <text:p text:style-name="P18"><text:span text:style-name="T2">D</text:span><text:span text:style-name="T1">etalhes </text:span><text:span text:style-name="T3">Áudiov</text:span><text:span text:style-name="T1">isuais</text:span></text:p>
      <text:p text:style-name="P46"><text:span text:style-name="T46">Estilo Visual</text:span>: </text:p>
      <text:p text:style-name="P27"><text:span text:style-name="T10">Q</text:span><text:span text:style-name="T8">ual é o estilo visual do seu jogo? Ele usa pixel art, voxels? É 3D? Em um estilo realista, ou mais fantástico?</text:span></text:p>
      <text:p text:style-name="P15"><text:span text:style-name="T2"/></text:p>
      <text:p text:style-name="P55"><text:span text:style-name="T55">Estilo Musical</text:span>: </text:p>
      <text:p text:style-name="P33"><text:span text:style-name="T26">Q</text:span><text:span text:style-name="T17">ue tipo de música vai tocar no seu jogo? Orquestral? Chiptunes? </text:span><text:span text:style-name="T27">Qual o gênero musical que melhor define suas músicas de fundo?</text:span></text:p>
      <text:p text:style-name="P15"><text:span text:style-name="T2"/></text:p>
      <text:p text:style-name="P60"><text:span text:style-name="T60">Efeitos Sonoros</text:span>: </text:p>
      <text:p text:style-name="P36"><text:span text:style-name="T27">E</text:span><text:span text:style-name="T17">stilo de efeitos que não são a música de fundo. </text:span><text:span text:style-name="T32">São realistas, fantásticos? São atmosféricos ou satisfatórios? </text:span></text:p>
      <text:p text:style-name="P21"><text:span text:style-name="T1"/></text:p>
      <text:p text:style-name="P61"><text:span text:style-name="T61">Estilo da Interface</text:span>: </text:p>
      <text:p text:style-name="P37"><text:span text:style-name="T32">C</text:span><text:span text:style-name="T17">omo serão os menus e outros elementos de interface? Existem informações em tela como barras de vida, contadores de pontos, etc? Quais telas vão existir no seu jogo?</text:span></text:p>
      <text:p text:style-name="P15"><text:span text:style-name="T2"/></text:p>
      <text:p text:style-name="P15"><text:span text:style-name="T2"/></text:p>
      <text:p text:style-name="P22"><text:span text:style-name="T1">Objetos </text:span><text:span text:style-name="T5">e Assets </text:span><text:span text:style-name="T1">de Jogo:</text:span></text:p>
      <text:p text:style-name="P62"><text:span text:style-name="T62">Entidades</text:span>: </text:p>
      <text:p text:style-name="P38"><text:span text:style-name="T32">Q</text:span><text:span text:style-name="T17">uais são as entidades do seu jogo? NPCs, Inimigos, personagens jogáveis…</text:span></text:p>
      <text:p text:style-name="P15"><text:span text:style-name="T2"/></text:p>
      <text:p text:style-name="P62"><text:span text:style-name="T62">Objetos</text:span>: </text:p>
      <text:p text:style-name="P38"><text:span text:style-name="T32">O</text:span><text:span text:style-name="T17">bjetos interativos ou de cenário, localizações, etc…</text:span></text:p>
      <text:p text:style-name="P38"><text:span text:style-name="T17"/></text:p>
      <text:p text:style-name="P65"><text:span text:style-name="T67">Texturas/Modelos/Etc.</text:span>: </text:p>
      <text:p text:style-name="P40"><text:span text:style-name="T37">(Preencher mais tarde) </text:span><text:span text:style-name="T32">L</text:span><text:span text:style-name="T17">ista de ferramentas utilizadas durante o desenvolvimento para criação de arte, música, modelos, mapas, etc.</text:span></text:p>
      <text:p text:style-name="P15"><text:span text:style-name="T2"/></text:p>
      <text:p text:style-name="P65"><text:span text:style-name="T63">Ferramentas de Desenvolvimento</text:span>: </text:p>
      <text:p text:style-name="P40"><text:span text:style-name="T32">L</text:span><text:span text:style-name="T23">ista de ferramentas utilizadas durante o desenvolvimento para criação de arte, música, modelos, mapas, etc.</text:span></text:p>
      <text:p text:style-name="P15"><text:span text:style-name="T2"/></text:p>
      <text:p text:style-name="P23"><text:span text:style-name="T2">F</text:span><text:span text:style-name="T1">erramentas:</text:span></text:p>
      <text:p text:style-name="P23"/>
      <text:p text:style-name="P63"><text:span text:style-name="T63">Ferramentas de Desenvolvimento</text:span>: </text:p>
      <text:p text:style-name="P39"><text:span text:style-name="T32">L</text:span><text:span text:style-name="T17">ista de ferramentas utilizadas durante o desenvolvimento para criação de arte, música, modelos, mapas, etc.</text:span></text:p>
      <text:p text:style-name="P15"><text:span text:style-name="T2"/></text:p>
      <text:p text:style-name="P15"><text:span text:style-name="T2"/></text:p>
      <text:p text:style-name="P24"><text:soft-page-break/><text:span text:style-name="T2">P</text:span><text:span text:style-name="T1">lanos:</text:span></text:p>
      <text:p text:style-name="P64"><text:span text:style-name="T65">Wishlist</text:span>: </text:p>
      <text:p text:style-name="P41"><text:span text:style-name="T17">O que planeja implementar/incluir no projeto no futuro? </text:span><text:span text:style-name="T36">Mecânicas, outros modos, updates?</text:span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0T05:54:41.243000000</meta:creation-date>
    <dc:date>2023-04-20T11:24:46.203000000</dc:date>
    <meta:editing-duration>PT5H29M30S</meta:editing-duration>
    <meta:editing-cycles>43</meta:editing-cycles>
    <meta:generator>LibreOffice/7.4.4.2$Windows_X86_64 LibreOffice_project/85569322deea74ec9134968a29af2df5663baa21</meta:generator>
    <meta:document-statistic meta:table-count="0" meta:image-count="0" meta:object-count="0" meta:page-count="3" meta:paragraph-count="71" meta:word-count="624" meta:character-count="3996" meta:non-whitespace-character-count="3406"/>
  </office:meta>
</office:document-meta>
</file>